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9cm" svg:height="1.1cm" svg:x="11.2cm" svg:y="5.4cm">
          <text:p text:style-name="P1">ViewRe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1.5cm" svg:height="1.3cm" svg:x="1.7cm" svg:y="8.4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1.5cm" svg:height="1.3cm" svg:x="1.7cm" svg:y="3.4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1.5cm" svg:height="1.9cm" svg:x="1.7cm" svg:y="12.2cm">
          <text:p text:style-name="P1">DAO</text:p>
          <text:p text:style-name="P1">[canadensys-data-access library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1cm" svg:height="3cm" svg:x="2.5cm" svg:y="18cm">
          <text:p text:style-name="P1">mysql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4.2cm" svg:height="2.7cm" svg:x="9.3cm" svg:y="18cm">
          <text:p text:style-name="P1">ElasticSearch</text:p>
          <text:p text:style-name="P1">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501cm" svg:x1="7.45cm" svg:y1="14.1cm" svg:x2="11.4cm" svg:y2="18cm" draw:start-shape="id1" draw:end-shape="id2" svg:d="m7450 14100v1450h3950v2450" svg:viewBox="0 0 3951 3901">
          <text:p/>
        </draw:connector>
        <draw:connector draw:style-name="gr3" draw:text-style-name="P1" draw:layer="layout" draw:line-skew="-0.501cm" svg:x1="7.45cm" svg:y1="14.1cm" svg:x2="4.55cm" svg:y2="18cm" draw:start-shape="id1" draw:end-shape="id3" draw:end-glue-point="5" svg:d="m7450 14100v1450h-2900v2450" svg:viewBox="0 0 2901 3901">
          <text:p/>
        </draw:connector>
        <draw:connector draw:style-name="gr3" draw:text-style-name="P1" draw:layer="layout" svg:x1="7.45cm" svg:y1="9.7cm" svg:x2="7.45cm" svg:y2="12.2cm" draw:start-shape="id4" draw:start-glue-point="2" draw:end-shape="id1" draw:end-glue-point="0" svg:d="m7450 9700v2500" svg:viewBox="0 0 1 2501">
          <text:p/>
        </draw:connector>
        <draw:connector draw:style-name="gr3" draw:text-style-name="P1" draw:layer="layout" svg:x1="7.45cm" svg:y1="4.7cm" svg:x2="7.45cm" svg:y2="8.4cm" draw:start-shape="id5" draw:start-glue-point="2" draw:end-shape="id4" draw:end-glue-point="0" svg:d="m7450 4700v3700" svg:viewBox="0 0 1 3701">
          <text:p/>
        </draw:connector>
        <draw:connector draw:style-name="standard" draw:layer="layout" svg:x1="13.2cm" svg:y1="4.05cm" svg:x2="13.65cm" svg:y2="5.4cm" draw:start-shape="id5" draw:start-glue-point="1" draw:end-shape="id6" draw:end-glue-point="0" svg:d="m13200 4050h450v1350" svg:viewBox="0 0 451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7T16:13:24.099698000</meta:creation-date>
    <dc:date>2013-08-28T10:38:56.191741000</dc:date>
    <meta:editing-duration>PT18H10M21S</meta:editing-duration>
    <meta:editing-cycles>1</meta:editing-cycles>
    <meta:generator>LibreOffice/4.1.0.4$MacOSX_x86 LibreOffice_project/89ea49ddacd9aa532507cbf852f2bb22b1ace28</meta:generator>
    <meta:document-statistic meta:object-count="11"/>
  </office:meta>
</office:document-meta>
</file>